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Standard" style:master-page-name="First_20_Page">
      <style:paragraph-properties style:page-number="auto"/>
      <style:text-properties officeooo:paragraph-rsid="00823022"/>
    </style:style>
    <style:style style:name="P8" style:family="paragraph" style:parent-style-name="Text_20_body">
      <style:text-properties style:font-name="Pudelinka" fo:font-size="28pt" officeooo:rsid="000b6ea9" officeooo:paragraph-rsid="00823022" style:font-size-asian="24.5pt" style:font-size-complex="28pt"/>
    </style:style>
    <style:style style:name="P9" style:family="paragraph" style:parent-style-name="Text_20_body">
      <style:paragraph-properties fo:text-align="center" style:justify-single-word="false"/>
      <style:text-properties style:font-name="Pudelinka" fo:font-size="28pt" officeooo:rsid="000b6ea9" officeooo:paragraph-rsid="00823022" style:font-size-asian="24.5pt" style:font-size-complex="28pt"/>
    </style:style>
    <style:style style:name="P10" style:family="paragraph" style:parent-style-name="Text_20_body">
      <style:paragraph-properties fo:text-align="center" style:justify-single-word="false"/>
      <style:text-properties style:font-name="Pudelinka" fo:font-size="24pt" officeooo:paragraph-rsid="0083d7f9" style:font-size-asian="24pt" style:font-size-complex="24pt"/>
    </style:style>
    <style:style style:name="P11" style:family="paragraph" style:parent-style-name="Text_20_body">
      <style:paragraph-properties fo:text-align="center" style:justify-single-word="false"/>
      <style:text-properties officeooo:paragraph-rsid="0083d7f9"/>
    </style:style>
    <style:style style:name="T1" style:family="text">
      <style:text-properties officeooo:rsid="005ffed0"/>
    </style:style>
    <style:style style:name="T2" style:family="text">
      <style:text-properties style:font-name="Pudelinka" fo:font-size="28pt" officeooo:rsid="000b6ea9" style:font-size-asian="24.5pt" style:font-size-complex="28pt"/>
    </style:style>
    <style:style style:name="T3" style:family="text">
      <style:text-properties style:font-name="Pudelinka" fo:font-size="28pt" fo:font-weight="bold" officeooo:rsid="000b6ea9" style:font-size-asian="24.5pt" style:font-weight-asian="bold" style:font-size-complex="28pt" style:font-weight-complex="bold"/>
    </style:style>
    <style:style style:name="T4" style:family="text">
      <style:text-properties style:font-name="Pudelinka" fo:font-size="60pt" fo:font-weight="bold" officeooo:rsid="000b6ea9" style:font-size-asian="60pt" style:font-weight-asian="bold" style:font-size-complex="60pt" style:font-weight-complex="bold"/>
    </style:style>
    <style:style style:name="T5" style:family="text">
      <style:text-properties style:font-name="Pudelinka" fo:font-size="40pt" fo:font-weight="bold" officeooo:rsid="000b6ea9" style:font-size-asian="40pt" style:font-weight-asian="bold" style:font-size-complex="40pt" style:font-weight-complex="bold"/>
    </style:style>
    <style:style style:name="T6" style:family="text">
      <style:text-properties officeooo:rsid="0083d7f9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Pudelinka"/>
    </style:style>
    <style:style style:name="T9" style:family="text">
      <style:text-properties style:font-name="Pudelinka" fo:font-size="24pt" style:font-size-asian="24pt" style:font-size-complex="24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2"/><text:span text:style-name="T5">Поздравление с рождеством</text:span></text:p>
      <text:p text:style-name="P9"><text:s text:c="7"/><text:span text:style-name="T7"><text:s/>Колядка</text:span></text:p>
      <text:p text:style-name="P11"><text:span text:style-name="T2"><text:s text:c="2"/></text:span><text:span text:style-name="T9">Под окном звезда горит,</text:span></text:p>
      <text:p text:style-name="P10">Снег на ветках серебрит.</text:p>
      <text:p text:style-name="P10"><text:s/>Пусть счастливым будет год —</text:p>
      <text:p text:style-name="P10"><text:s/>Смех, удача и доход!</text:p>
      <text:p text:style-name="P8"><text:s text:c="9"/>/home/user/2025/10<text:span text:style-name="T6">3</text:span>C/Шрифт/newTree.mp4</text:p>
      <text:p text:style-name="P8"><text:s text:c="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0:22:17.023779645</meta:creation-date>
    <dc:title>Default</dc:title>
    <meta:editing-cycles>3</meta:editing-cycles>
    <meta:editing-duration>PT4M28S</meta:editing-duration>
    <meta:generator>LibreOffice/7.6.7.2$Linux_X86_64 LibreOffice_project/60$Build-2</meta:generator>
    <dc:date>2025-12-15T13:52:22.507993633</dc:date>
    <meta:document-statistic meta:table-count="1" meta:image-count="0" meta:object-count="0" meta:page-count="1" meta:paragraph-count="18" meta:word-count="44" meta:character-count="283" meta:non-whitespace-character-count="223"/>
  </office:meta>
</office:document-meta>
</file>